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3D016521.png" manifest:media-type="image/png"/>
  <manifest:file-entry manifest:full-path="Media/s_01.mp3" manifest:media-type="audio/mpe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9cm" svg:x="-0.012cm" svg:y="-0.012cm">
          <draw:image xlink:href="Pictures/1000000000000780000004383D016521.png" xlink:type="simple" xlink:show="embed" xlink:actuate="onLoad" draw:mime-type="image/png">
            <text:p/>
          </draw:image>
        </draw:frame>
        <draw:frame draw:name="Media object 1" draw:style-name="gr2" draw:layer="layout" svg:width="0.254cm" svg:height="0.254cm" svg:x="0.254cm" svg:y="0.254cm">
          <draw:plugin xlink:href="Media/s_01.mp3" xlink:type="simple" xlink:show="embed" xlink:actuate="onLoad" draw:mime-type="audio/mpeg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10:21:18.263110069</meta:creation-date>
    <meta:generator>LibreOffice/24.2.7.2$Linux_X86_64 LibreOffice_project/420$Build-2</meta:generator>
    <dc:date>2026-01-22T14:40:45.096575973</dc:date>
    <meta:editing-duration>PT1H27M15S</meta:editing-duration>
    <meta:editing-cycles>11</meta:editing-cycles>
    <meta:document-statistic meta:object-count="25"/>
  </office:meta>
</office:document-meta>
</file>